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B200000320D36411F3.png" manifest:media-type=""/>
  <manifest:file-entry manifest:full-path="Pictures/1000000000000132000001490D54A809.png" manifest:media-type=""/>
  <manifest:file-entry manifest:full-path="Pictures/10000201000001F4000001ED2EBEA047.png" manifest:media-type=""/>
  <manifest:file-entry manifest:full-path="Pictures/10000000000002420000025770955C08.png" manifest:media-type=""/>
  <manifest:file-entry manifest:full-path="Pictures/10000201000001900000018689E8A5DC.png" manifest:media-type=""/>
  <manifest:file-entry manifest:full-path="Pictures/100002010000019000000190F7AC689A.png" manifest:media-type=""/>
  <manifest:file-entry manifest:full-path="Pictures/100002010000015F000001906D7A671F.png" manifest:media-type=""/>
  <manifest:file-entry manifest:full-path="Pictures/1000020100000320000002C3A2CF384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ff6633" draw:marker-start-width="0.35cm" draw:marker-end-width="0.35cm" draw:fill="solid" draw:fill-color="#ffcc99" draw:textarea-horizontal-align="justify" draw:textarea-vertical-align="middle" draw:auto-grow-height="false" fo:padding-top="0.175cm" fo:padding-bottom="0.175cm" fo:padding-left="0.3cm" fo:padding-right="0.3cm"/>
    </style:style>
    <style:style style:name="pr1" style:family="presentation" style:parent-style-name="Cubes_5f_1x-subtitle">
      <style:graphic-properties draw:fill-color="#ffffff" draw:auto-grow-height="true" fo:min-height="20.556cm"/>
    </style:style>
    <style:style style:name="pr2" style:family="presentation" style:parent-style-name="Cubes_5f_1x-notes">
      <style:graphic-properties draw:fill-color="#ffffff" fo:min-height="11.409cm"/>
    </style:style>
    <style:style style:name="pr3" style:family="presentation" style:parent-style-name="Cubes_5f_1x-title">
      <style:graphic-properties fo:min-height="2.001cm"/>
    </style:style>
    <style:style style:name="pr4" style:family="presentation" style:parent-style-name="Cubes_5f_1x-outline1">
      <style:graphic-properties fo:min-height="1.4cm"/>
    </style:style>
    <style:style style:name="pr5" style:family="presentation" style:parent-style-name="Cubes_5f_1x-outline1">
      <style:graphic-properties fo:min-height="11.4cm"/>
    </style:style>
    <style:style style:name="pr6" style:family="presentation" style:parent-style-name="Cubes_5f_1x-outline1">
      <style:graphic-properties fo:min-height="8.373cm"/>
    </style:style>
    <style:style style:name="pr7" style:family="presentation" style:parent-style-name="Cubes_5f_1x-title">
      <style:graphic-properties draw:auto-grow-height="true" fo:min-height="2.001cm"/>
    </style:style>
    <style:style style:name="pr8" style:family="presentation" style:parent-style-name="Cubes_5f_1x-outline1">
      <style:graphic-properties draw:auto-grow-height="true" fo:min-height="17.556cm"/>
    </style:style>
    <style:style style:name="pr9" style:family="presentation" style:parent-style-name="Cubes_5f_1x-outline1">
      <style:graphic-properties draw:auto-grow-height="true" fo:min-height="8.373cm"/>
    </style:style>
    <style:style style:name="pr10" style:family="presentation" style:parent-style-name="Cubes_5f_1x-outline1">
      <style:graphic-properties fo:min-height="17.556cm"/>
    </style:style>
    <style:style style:name="P1" style:family="paragraph">
      <style:text-properties fo:color="#0000ff" fo:font-size="36pt" fo:font-weight="bold" style:font-size-asian="36pt" style:font-weight-asian="bold" style:font-size-complex="36pt" style:font-weight-complex="bold"/>
    </style:style>
    <style:style style:name="P2" style:family="paragraph">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P3" style:family="paragraph">
      <style:text-properties fo:font-size="32pt" style:font-size-asian="32pt" style:font-size-complex="32pt"/>
    </style:style>
    <style:style style:name="P4" style:family="paragraph">
      <style:text-properties fo:font-size="26pt" style:font-size-asian="26pt" style:font-size-complex="26pt"/>
    </style:style>
    <style:style style:name="P5" style:family="paragraph">
      <style:paragraph-properties fo:text-align="center"/>
    </style:style>
    <style:style style:name="P6" style:family="paragraph">
      <style:paragraph-properties fo:text-align="center"/>
      <style:text-properties fo:font-size="26pt" style:font-size-asian="26pt" style:font-size-complex="26pt"/>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T3" style:family="text">
      <style:text-properties fo:font-size="32pt" style:font-size-asian="32pt" style:font-size-complex="32pt"/>
    </style:style>
    <style:style style:name="T4"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bes_5f_1x" presentation:presentation-page-layout-name="AL1T32">
        <draw:frame presentation:style-name="pr1" draw:text-style-name="P1" draw:layer="layout" svg:width="25cm" svg:height="20.556cm" svg:x="2cm" svg:y="-0.001cm" presentation:class="subtitle" presentation:user-transformed="true">
          <draw:text-box>
            <text:p><text:span text:style-name="T1">プランニングの拡張</text:span></text:p>
            <text:p><text:span text:style-name="T1"/></text:p>
            <text:p><text:span text:style-name="T1">〜食事をする哲学者問題〜</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409cm" svg:x="3.249cm" svg:y="14.13cm" presentation:class="notes" presentation:placeholder="true">
            <draw:text-box/>
          </draw:frame>
        </presentation:notes>
      </draw:page>
      <draw:page draw:name="page2" draw:style-name="dp1" draw:master-page-name="Cubes_5f_1x" presentation:presentation-page-layout-name="AL2T14">
        <draw:frame presentation:style-name="pr3" draw:text-style-name="P2" draw:layer="layout" svg:width="25cm" svg:height="2.001cm" svg:x="2cm" svg:y="-0.001cm" presentation:class="title" presentation:user-transformed="true">
          <draw:text-box>
            <text:p><text:span text:style-name="T2">Dining Philosophers</text:span></text:p>
          </draw:text-box>
        </draw:frame>
        <draw:frame presentation:style-name="pr4" draw:text-style-name="P3" draw:layer="layout" svg:width="14.054cm" svg:height="1.4cm" svg:x="0.746cm" svg:y="3cm" presentation:class="outline" presentation:user-transformed="true">
          <draw:text-box>
            <text:list text:style-name="L3">
              <text:list-item>
                <text:p><text:span text:style-name="T3">「食事をする哲学者」問題</text:span></text:p>
              </text:list-item>
            </text:list>
          </draw:text-box>
        </draw:frame>
        <draw:frame presentation:style-name="pr5" draw:text-style-name="P4" draw:layer="layout" svg:width="13.254cm" svg:height="11.893cm" svg:x="1.346cm" svg:y="5cm" presentation:class="outline" presentation:user-transformed="true">
          <draw:text-box>
            <text:list text:style-name="L3">
              <text:list-header>
                <text:p><text:span text:style-name="T4">・ 思索→空白→食事→思索</text:span></text:p>
                <text:p><text:span text:style-name="T4"/></text:p>
                <text:p><text:span text:style-name="T4">・ 空腹時、両脇の箸（または</text:span></text:p>
                <text:p><text:span text:style-name="T4"><text:s text:c="3"/></text:span><text:span text:style-name="T4">フォーク）が使用できれば</text:span></text:p>
                <text:p><text:span text:style-name="T4"><text:s text:c="3"/></text:span><text:span text:style-name="T4">食事可能</text:span></text:p>
                <text:p><text:span text:style-name="T4"/></text:p>
                <text:p><text:span text:style-name="T4">・ 空腹のまま長時間</text:span></text:p>
                <text:p><text:span text:style-name="T4"><text:s text:c="3"/></text:span><text:span text:style-name="T4">待たされると餓死</text:span></text:p>
                <text:p><text:span text:style-name="T4"/></text:p>
                <text:p><text:span text:style-name="T4">・ すべての哲学者を</text:span></text:p>
                <text:p><text:span text:style-name="T4"><text:s text:c="3"/></text:span><text:span text:style-name="T4">死なせない方法を</text:span></text:p>
                <text:p><text:span text:style-name="T4"><text:s text:c="3"/></text:span><text:span text:style-name="T4">考える問題</text:span></text:p>
              </text:list-header>
            </text:list>
          </draw:text-box>
        </draw:frame>
        <draw:frame draw:style-name="gr2" draw:text-style-name="P5" draw:layer="layout" svg:width="13.2cm" svg:height="15.13cm" svg:x="14cm" svg:y="4.27cm">
          <draw:image xlink:href="Pictures/10000000000002420000025770955C08.png" xlink:type="simple" xlink:show="embed" xlink:actuate="onLoad">
            <text:p/>
          </draw:image>
        </draw:frame>
        <draw:custom-shape draw:style-name="gr3" draw:text-style-name="P6" draw:layer="layout" svg:width="14.202cm" svg:height="3.8cm" draw:transform="skewX (0.010471975511966) translate (1.599cm 17.151cm)">
          <text:p text:style-name="P5"><text:span text:style-name="T4">プロセスが複数リソースを</text:span></text:p>
          <text:p text:style-name="P5"><text:span text:style-name="T4">要求する場合</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705cm" svg:height="10.279cm" svg:x="3.647cm" svg:y="2.853cm" draw:page-number="2" presentation:class="page"/>
          <draw:frame presentation:style-name="pr2" draw:layer="layout" svg:width="14.517cm" svg:height="11.409cm" svg:x="3.249cm" svg:y="14.13cm" presentation:class="notes" presentation:placeholder="true">
            <draw:text-box/>
          </draw:frame>
        </presentation:notes>
      </draw:page>
      <draw:page draw:name="page3" draw:style-name="dp1" draw:master-page-name="Cubes_5f_1x" presentation:presentation-page-layout-name="AL2T14">
        <draw:frame presentation:style-name="pr3" draw:layer="layout" svg:width="25cm" svg:height="2.001cm" svg:x="2cm" svg:y="-0.001cm" presentation:class="title" presentation:user-transformed="true">
          <draw:text-box>
            <text:p><text:s/>システムの概要</text:p>
          </draw:text-box>
        </draw:frame>
        <draw:frame presentation:style-name="pr6" draw:layer="layout" svg:width="26.526cm" svg:height="8.373cm" svg:x="0.746cm" svg:y="3cm" presentation:class="outline" presentation:user-transformed="true">
          <draw:text-box>
            <text:list text:style-name="L3">
              <text:list-item>
                <text:p>食事をする哲学者問題をプランニングにより解く</text:p>
                <text:p/>
                <text:p>・ 課題７のプランニングをベースにしたプログラム</text:p>
                <text:p/>
                <text:p>・ 状態とオペレータを新たに定義</text:p>
              </text:list-item>
            </text:list>
          </draw:text-box>
        </draw:frame>
        <draw:frame presentation:style-name="pr6" draw:layer="layout" svg:width="26.526cm" svg:height="8.373cm" svg:x="0.746cm" svg:y="12.169cm" presentation:class="outline">
          <draw:text-box>
            <text:list text:style-name="L3">
              <text:list-item>
                <text:p>もちろんGUIも実装</text:p>
                <text:p/>
                <text:p>・ 課題７で作成したGUIをベースに実装</text:p>
              </text:list-item>
            </text:list>
          </draw:text-box>
        </draw:frame>
        <presentation:notes draw:style-name="dp2">
          <draw:page-thumbnail draw:style-name="gr1" draw:layer="layout" svg:width="13.705cm" svg:height="10.279cm" svg:x="3.647cm" svg:y="2.853cm" draw:page-number="3" presentation:class="page"/>
          <draw:frame presentation:style-name="pr2" draw:layer="layout" svg:width="14.517cm" svg:height="11.409cm" svg:x="3.249cm" svg:y="14.13cm" presentation:class="notes" presentation:placeholder="true">
            <draw:text-box/>
          </draw:frame>
        </presentation:notes>
      </draw:page>
      <draw:page draw:name="page4" draw:style-name="dp1" draw:master-page-name="Cubes_5f_1x" presentation:presentation-page-layout-name="AL3T1">
        <draw:frame presentation:style-name="pr7" draw:layer="layout" svg:width="25cm" svg:height="2.001cm" svg:x="2cm" svg:y="-0.001cm" presentation:class="title">
          <draw:text-box>
            <text:p>システムの仕様</text:p>
          </draw:text-box>
        </draw:frame>
        <draw:frame presentation:style-name="pr8" draw:layer="layout" svg:width="26.526cm" svg:height="17.556cm" svg:x="0.746cm" svg:y="3cm" presentation:class="outline">
          <draw:text-box>
            <text:list text:style-name="L3">
              <text:list-item>
                <text:p>状態</text:p>
                <text:p/>
                <text:p>・ 哲学者の各手の状態</text:p>
                <text:p><text:s text:c="6"/>philosopher A has nothing on the right hand :</text:p>
                <text:p><text:s text:c="10"/>哲学者Aは右手に何ももっていない</text:p>
                <text:p><text:s text:c="6"/>philosopher B has fork 2 on the left hand :</text:p>
                <text:p><text:s text:c="10"/>哲学者Bは左手に2番フォークを持っている</text:p>
                <text:p/>
                <text:p>・ フォークの状態</text:p>
                <text:p><text:s text:c="6"/>ontable fork 1 :</text:p>
                <text:p><text:s text:c="10"/>1番のフォークがテーブルに置かれている</text:p>
                <text:p/>
                <text:p>・ 哲学者の食事の状態</text:p>
                <text:p><text:s text:c="6"/>philosopher C is eating :</text:p>
                <text:p><text:s text:c="11"/>哲学者Cは食事をしている</text:p>
              </text:list-item>
            </text:list>
          </draw:text-box>
        </draw:frame>
        <draw:frame draw:style-name="gr2" draw:text-style-name="P5" draw:layer="layout" svg:width="6.51cm" svg:height="7.6cm" svg:x="20.762cm" svg:y="2.8cm">
          <draw:image xlink:href="Pictures/10000201000002B200000320D36411F3.pn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2" draw:layer="layout" svg:width="14.517cm" svg:height="11.409cm" svg:x="3.249cm" svg:y="14.13cm" presentation:class="notes" presentation:placeholder="true">
            <draw:text-box/>
          </draw:frame>
        </presentation:notes>
      </draw:page>
      <draw:page draw:name="page5" draw:style-name="dp1" draw:master-page-name="Cubes_5f_1x" presentation:presentation-page-layout-name="AL3T1">
        <draw:frame presentation:style-name="pr7" draw:layer="layout" svg:width="25cm" svg:height="2.001cm" svg:x="2cm" svg:y="-0.001cm" presentation:class="title">
          <draw:text-box>
            <text:p>システムの仕様</text:p>
          </draw:text-box>
        </draw:frame>
        <draw:frame presentation:style-name="pr8" draw:layer="layout" svg:width="26.526cm" svg:height="17.556cm" svg:x="0.746cm" svg:y="3cm" presentation:class="outline" presentation:user-transformed="true">
          <draw:text-box>
            <text:list text:style-name="L3">
              <text:list-item>
                <text:p>オペレータ</text:p>
                <text:p/>
                <text:p>・ フォークを取る動作</text:p>
                <text:p><text:s text:c="6"/>pick up fork 1 from the table for philosopher A 's left hand :</text:p>
                <text:p><text:s text:c="9"/>哲学者Aはテーブルからフォーク1を取る</text:p>
                <text:p/>
                <text:p>・ フォークを置く動作</text:p>
                <text:p><text:s text:c="6"/>put fork 3 down on the table for philosopher D 's right hand :</text:p>
                <text:p><text:s text:c="9"/>哲学者Dはテーブルにフォーク3を置く</text:p>
                <text:p/>
                <text:p>・ 食事を始める動作</text:p>
                <text:p><text:s text:c="6"/>Eating philosopher C :</text:p>
                <text:p><text:s text:c="10"/>哲学者Cは食事を始める</text:p>
              </text:list-item>
            </text:list>
          </draw:text-box>
        </draw:frame>
        <draw:frame draw:style-name="gr2" draw:text-style-name="P5" draw:layer="layout" svg:width="5.4cm" svg:height="5.917cm" svg:x="14cm" svg:y="12.683cm">
          <draw:image xlink:href="Pictures/100002010000015F000001906D7A671F.png" xlink:type="simple" xlink:show="embed" xlink:actuate="onLoad">
            <text:p/>
          </draw:image>
        </draw:frame>
        <draw:frame draw:style-name="gr2" draw:text-style-name="P5" draw:layer="layout" svg:width="6.631cm" svg:height="6.283cm" svg:x="19.769cm" svg:y="12.317cm">
          <draw:image xlink:href="Pictures/10000201000001900000018689E8A5DC.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2" draw:layer="layout" svg:width="14.517cm" svg:height="11.409cm" svg:x="3.249cm" svg:y="14.13cm" presentation:class="notes" presentation:placeholder="true">
            <draw:text-box/>
          </draw:frame>
        </presentation:notes>
      </draw:page>
      <draw:page draw:name="page6" draw:style-name="dp1" draw:master-page-name="Cubes_5f_1x" presentation:presentation-page-layout-name="AL2T14">
        <draw:frame presentation:style-name="pr3" draw:layer="layout" svg:width="25cm" svg:height="2.001cm" svg:x="2cm" svg:y="-0.001cm" presentation:class="title">
          <draw:text-box>
            <text:p>システムの特徴</text:p>
          </draw:text-box>
        </draw:frame>
        <draw:frame presentation:style-name="pr6" draw:layer="layout" svg:width="26.526cm" svg:height="8.373cm" svg:x="0.746cm" svg:y="3cm" presentation:class="outline" presentation:user-transformed="true">
          <draw:text-box>
            <text:list text:style-name="L3">
              <text:list-item>
                <text:p>GUIが易しい</text:p>
                <text:p/>
                <text:p>・ 直感的に操作ができる</text:p>
                <text:p/>
                <text:p>・ 視覚的にわかりやすい</text:p>
                <text:p/>
                <text:p>・ プランニングの実行過程が見える</text:p>
              </text:list-item>
            </text:list>
          </draw:text-box>
        </draw:frame>
        <draw:frame presentation:style-name="pr6" draw:layer="layout" svg:width="26.526cm" svg:height="8.373cm" svg:x="0.746cm" svg:y="12.169cm" presentation:class="outline" presentation:user-transformed="true">
          <draw:text-box>
            <text:list text:style-name="L3">
              <text:list-item>
                <text:p>ファイルへの読み書きが可能に</text:p>
                <text:p/>
                <text:p>・ GUI上で状態をファイルごと書き換え保存</text:p>
              </text:list-item>
            </text:list>
          </draw:text-box>
        </draw:frame>
        <draw:frame draw:style-name="gr2" draw:text-style-name="P5" draw:layer="layout" svg:width="8.127cm" svg:height="8.013cm" svg:x="17.4cm" svg:y="3.8cm">
          <draw:image xlink:href="Pictures/10000201000001F4000001ED2EBEA047.png" xlink:type="simple" xlink:show="embed" xlink:actuate="onLoad">
            <text:p/>
          </draw:image>
        </draw:frame>
        <draw:frame draw:style-name="gr2" draw:text-style-name="P5" draw:layer="layout" svg:width="8.423cm" svg:height="7.444cm" svg:x="17.377cm" svg:y="11.956cm">
          <draw:image xlink:href="Pictures/1000020100000320000002C3A2CF3847.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2" draw:layer="layout" svg:width="14.517cm" svg:height="11.409cm" svg:x="3.249cm" svg:y="14.13cm" presentation:class="notes" presentation:placeholder="true">
            <draw:text-box/>
          </draw:frame>
        </presentation:notes>
      </draw:page>
      <draw:page draw:name="page7" draw:style-name="dp1" draw:master-page-name="Cubes_5f_1x" presentation:presentation-page-layout-name="AL2T14">
        <draw:frame presentation:style-name="pr7" draw:layer="layout" svg:width="25cm" svg:height="2.001cm" svg:x="2cm" svg:y="-0.001cm" presentation:class="title">
          <draw:text-box>
            <text:p>システムの特徴</text:p>
          </draw:text-box>
        </draw:frame>
        <draw:frame presentation:style-name="pr9" draw:layer="layout" svg:width="26.526cm" svg:height="8.373cm" svg:x="0.746cm" svg:y="3cm" presentation:class="outline">
          <draw:text-box>
            <text:list text:style-name="L3">
              <text:list-item>
                <text:p>GUI上での状態図生成</text:p>
                <text:p/>
                <text:p>・ プランニングにより得られた解を用いて状態図を生成</text:p>
                <text:p/>
                <text:p>・ インタラクティブに状態図が切り替わる</text:p>
              </text:list-item>
            </text:list>
          </draw:text-box>
        </draw:frame>
        <draw:frame presentation:style-name="pr6" draw:layer="layout" svg:width="26.526cm" svg:height="8.373cm" svg:x="0.746cm" svg:y="12.169cm" presentation:class="outline">
          <draw:text-box>
            <text:list text:style-name="L3">
              <text:list-item>
                <text:p>オペレータを動的生成</text:p>
                <text:p/>
                <text:p>・ 初期状態から哲学者の人数をカウントし、その人数に応じた数の</text:p>
                <text:p><text:s text:c="3"/>オペレータを動的に生成</text:p>
              </text:list-item>
            </text:list>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409cm" svg:x="3.249cm" svg:y="14.13cm" presentation:class="notes" presentation:placeholder="true">
            <draw:text-box/>
          </draw:frame>
        </presentation:notes>
      </draw:page>
      <draw:page draw:name="page8" draw:style-name="dp1" draw:master-page-name="Cubes_5f_1x" presentation:presentation-page-layout-name="AL2T14">
        <draw:frame presentation:style-name="pr3" draw:layer="layout" svg:width="25cm" svg:height="2.001cm" svg:x="2cm" svg:y="-0.001cm" presentation:class="title">
          <draw:text-box>
            <text:p>実装上の工夫</text:p>
          </draw:text-box>
        </draw:frame>
        <draw:frame presentation:style-name="pr6" draw:layer="layout" svg:width="26.526cm" svg:height="8.373cm" svg:x="0.746cm" svg:y="3cm" presentation:class="outline">
          <draw:text-box>
            <text:list text:style-name="L3">
              <text:list-item>
                <text:p>状態を人ごとに用意することで競合を少なく</text:p>
                <text:p/>
                <text:p>・ 競合解消戦略を考えるのではなく、そもそも競合が起こりづらく</text:p>
                <text:p><text:s text:c="3"/>←状態を細分化することで実装</text:p>
                <text:p/>
                <text:p/>
              </text:list-item>
            </text:list>
          </draw:text-box>
        </draw:frame>
        <draw:frame presentation:style-name="pr6" draw:layer="layout" svg:width="26.526cm" svg:height="8.373cm" svg:x="0.746cm" svg:y="12.169cm" presentation:class="outline">
          <draw:text-box>
            <text:list text:style-name="L3">
              <text:list-item>
                <text:p>整ったフォークの配置を実現</text:p>
                <text:p/>
                <text:p>・ きれいに配置できる数学式を作成</text:p>
                <text:p>・ x1=20cos(2π*i/n+π/2)+300cos(2π*i/n)+circlet</text:p>
                <text:p><text:s text:c="3"/>…</text:p>
                <text:p/>
                <text:p/>
              </text:list-item>
            </text:list>
          </draw:text-box>
        </draw:frame>
        <draw:frame draw:style-name="gr2" draw:text-style-name="P5" draw:layer="layout" svg:width="6.782cm" svg:height="6.782cm" svg:x="17.818cm" svg:y="5.2cm">
          <draw:image xlink:href="Pictures/100002010000019000000190F7AC689A.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2" draw:layer="layout" svg:width="14.517cm" svg:height="11.409cm" svg:x="3.249cm" svg:y="14.13cm" presentation:class="notes" presentation:placeholder="true">
            <draw:text-box/>
          </draw:frame>
        </presentation:notes>
      </draw:page>
      <draw:page draw:name="page9" draw:style-name="dp1" draw:master-page-name="Cubes_5f_1x" presentation:presentation-page-layout-name="AL2T14">
        <draw:frame presentation:style-name="pr3" draw:layer="layout" svg:width="25cm" svg:height="2.001cm" svg:x="2cm" svg:y="-0.001cm" presentation:class="title">
          <draw:text-box>
            <text:p>デモ</text:p>
          </draw:text-box>
        </draw:frame>
        <draw:frame presentation:style-name="pr6" draw:layer="layout" svg:width="26.526cm" svg:height="8.373cm" svg:x="0.746cm" svg:y="3cm" presentation:class="outline">
          <draw:text-box>
            <text:list text:style-name="L3">
              <text:list-item>
                <text:p>実際に動かしてみる</text:p>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409cm" svg:x="3.249cm" svg:y="14.13cm" presentation:class="notes" presentation:placeholder="true">
            <draw:text-box/>
          </draw:frame>
        </presentation:notes>
      </draw:page>
      <draw:page draw:name="page10" draw:style-name="dp1" draw:master-page-name="Cubes_5f_1x" presentation:presentation-page-layout-name="AL2T14">
        <draw:frame presentation:style-name="pr7" draw:layer="layout" svg:width="25cm" svg:height="2.001cm" svg:x="2cm" svg:y="-0.001cm" presentation:class="title">
          <draw:text-box>
            <text:p>考察</text:p>
          </draw:text-box>
        </draw:frame>
        <draw:frame presentation:style-name="pr9" draw:layer="layout" svg:width="26.526cm" svg:height="8.373cm" svg:x="0.746cm" svg:y="3cm" presentation:class="outline">
          <draw:text-box>
            <text:list text:style-name="L3">
              <text:list-item>
                <text:p>ちょっと見栄えが悪い</text:p>
                <text:p/>
                <text:p>・ 記号（♨など）ではなく画像を使用することで改善</text:p>
                <text:p><text:s text:c="5"/>→ フォークの向きなども表現可能に（？）</text:p>
              </text:list-item>
            </text:list>
          </draw:text-box>
        </draw:frame>
        <draw:frame presentation:style-name="pr6" draw:layer="layout" svg:width="26.526cm" svg:height="8.373cm" svg:x="0.746cm" svg:y="12.169cm" presentation:class="outline">
          <draw:text-box>
            <text:list text:style-name="L3">
              <text:list-item>
                <text:p>哲学者の名前が固定</text:p>
                <text:p/>
                <text:p>・ java.util.Setインタフェースを使用することで改善</text:p>
                <text:p/>
                <text:p>・ 哲学者の配置を管理するメンバ変数を新たに用意</text:p>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409cm" svg:x="3.249cm" svg:y="14.13cm" presentation:class="notes" presentation:placeholder="true">
            <draw:text-box/>
          </draw:frame>
        </presentation:notes>
      </draw:page>
      <draw:page draw:name="page11" draw:style-name="dp1" draw:master-page-name="Cubes_5f_1x" presentation:presentation-page-layout-name="AL3T1">
        <draw:frame presentation:style-name="pr7" draw:layer="layout" svg:width="25cm" svg:height="2.001cm" svg:x="2cm" svg:y="-0.001cm" presentation:class="title">
          <draw:text-box>
            <text:p>感想</text:p>
          </draw:text-box>
        </draw:frame>
        <draw:frame presentation:style-name="pr10" draw:layer="layout" svg:width="26.526cm" svg:height="17.556cm" svg:x="0.746cm" svg:y="3cm" presentation:class="outline" presentation:user-transformed="true">
          <draw:text-box>
            <text:list text:style-name="L3">
              <text:list-item>
                <text:p>他のメンバーが記述したコードを読むのが大変</text:p>
                <text:p/>
                <text:p>・ クラスが複数存在すると､どこで何がされているかわかりにくい</text:p>
                <text:p><text:s text:c="3"/>変数、メソッド名も適切なものが必要</text:p>
                <text:p><text:s text:c="5"/>→ コメント大事！！！</text:p>
                <text:p/>
              </text:list-item>
              <text:list-item>
                <text:p>メンバーの進捗に合わせるのが大変</text:p>
                <text:p/>
                <text:p>・ 各自の予定等もあり､メンバーの進捗に差が出てしまう</text:p>
                <text:p/>
                <text:p>・ グループ全体の進捗が遅れてしまうことも</text:p>
                <text:p/>
              </text:list-item>
              <text:list-item>
                <text:p/>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24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4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center" draw:textarea-vertical-align="middle" draw:auto-grow-width="true" fo:min-height="0.765cm" fo:min-width="0.811cm"/>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Cubes_5f_1x-backgroundobjects">
      <style:graphic-properties draw:stroke="none" draw:fill-color="#000000" draw:fill-image-width="1cm" draw:fill-image-height="1cm" draw:textarea-horizontal-align="center" draw:textarea-vertical-align="middle"/>
    </style:style>
    <style:style style:name="Mpr5"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6" style:family="presentation" style:parent-style-name="Cubes_5f_1x-title">
      <style:graphic-properties draw:stroke="none" draw:fill="none" draw:fill-color="#ffffff" draw:auto-grow-height="false" fo:min-height="3.507cm"/>
    </style:style>
    <style:style style:name="Mpr7" style:family="presentation" style:parent-style-name="Cubes_5f_1x-outline1">
      <style:graphic-properties draw:stroke="none" draw:fill="none" draw:fill-color="#ffffcc" draw:fill-image-width="1cm" draw:fill-image-height="1cm" draw:auto-grow-height="false" fo:min-height="13.23cm"/>
    </style:style>
    <style:style style:name="Mpr8"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9"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0cm" fo:margin-right="0cm" fo:text-align="end" fo:text-indent="0cm"/>
    </style:style>
    <style:style style:name="MP7" style:family="paragraph">
      <style:paragraph-properties fo:margin-left="1.2cm" fo:margin-right="0cm" fo:text-indent="-0.9cm"/>
    </style:style>
    <style:style style:name="MP8"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style:style>
    <style:style style:name="MP9"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8.4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4" style:family="paragraph">
      <style:paragraph-properties fo:margin-left="9.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5" style:family="paragraph">
      <style:paragraph-properties fo:margin-left="10.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indent="0cm"/>
      <style:text-properties fo:color="#000000" fo:font-family="'Times New Roman'" style:font-family-generic="roman" style:font-pitch="variable" fo:font-size="16pt" style:font-size-asian="18pt"/>
    </style:style>
    <style:style style:name="MT1" style:family="text">
      <style:text-properties fo:font-size="14pt" style:font-size-asian="14pt" style:font-size-complex="14pt"/>
    </style:style>
    <style:style style:name="MT2" style:family="text">
      <style:text-properties fo:color="#000000" style:text-outline="false" style:text-line-through-style="none" style:text-position="0% 100%" fo:font-family="Arial"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00" style:text-outline="false" style:text-line-through-style="none" style:text-position="0% 100%" fo:font-family="Arial"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000000" fo:font-family="'Arial Narrow'" style:font-family-generic="swiss" style:font-pitch="variable" fo:font-size="16pt" style:font-size-asian="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Cubes_5f_1x" style:display-name="Cubes_1x" style:page-layout-name="PM1" draw:style-name="Mdp2">
      <draw:polygon presentation:style-name="Mpr4" draw:text-style-name="MP4" draw:layer="backgroundobjects" svg:width="2.499cm" svg:height="2.499cm" svg:x="25.5cm" svg:y="18.5cm" svg:viewBox="0 0 2500 2500" draw:points="0,2499 2499,0 2500,2500">
        <text:p/>
      </draw:polygon>
      <draw:rect presentation:style-name="Mpr5" draw:text-style-name="MP4" draw:layer="backgroundobjects" svg:width="27.999cm" svg:height="1.976cm" svg:x="0cm" svg:y="-0.001cm">
        <text:p/>
      </draw:rect>
      <draw:frame presentation:style-name="Mpr6" draw:text-style-name="MP6" draw:layer="backgroundobjects" svg:width="25cm" svg:height="2.001cm" svg:x="2cm" svg:y="-0.001cm" presentation:class="title">
        <draw:text-box draw:corner-radius="0.001cm">
          <text:p text:style-name="MP5">Click to edit the title text format</text:p>
        </draw:text-box>
      </draw:frame>
      <draw:frame presentation:style-name="Mpr7" draw:text-style-name="MP16" draw:layer="backgroundobjects" svg:width="26.526cm" svg:height="17.556cm" svg:x="0.746cm" svg:y="3cm" presentation:class="outline">
        <draw:text-box>
          <text:p text:style-name="MP7">Click to edit the outline text format</text:p>
          <text:p text:style-name="MP8"><text:span text:style-name="MT2">Second Outline Level</text:span></text:p>
          <text:p text:style-name="MP9"><text:span text:style-name="MT3">Third Outline Level</text:span></text:p>
          <text:p text:style-name="MP10"><text:span text:style-name="MT4">Fourth Outline Level</text:span></text:p>
          <text:p text:style-name="MP11"><text:span text:style-name="MT4">Fifth Outline Level</text:span></text:p>
          <text:p text:style-name="MP12"><text:span text:style-name="MT4">Sixth Outline Level</text:span></text:p>
          <text:p text:style-name="MP13"><text:span text:style-name="MT4">Seventh Outline Level</text:span></text:p>
          <text:p text:style-name="MP14"><text:span text:style-name="MT4">Eighth Outline Level</text:span></text:p>
          <text:p text:style-name="MP15"><text:span text:style-name="MT4">Ninth Outline Level</text:span></text:p>
        </draw:text-box>
      </draw:frame>
      <dr3d:scene presentation:style-name="Mpr8"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3d:scene presentation:style-name="Mpr8"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transform="matrix (1 0 0 0 1 0 0 0 1 -0.465288567151278cm -0.109360484684587cm -0.197407174070266cm)"/>
      </dr3d:scene>
      <draw:frame draw:style-name="Mgr3" draw:text-style-name="MP17" draw:layer="backgroundobjects" svg:width="2.576cm" svg:height="1.015cm" draw:transform="rotate (0.174532925199433) translate (25.512cm 19.888cm)">
        <draw:text-box>
          <text:p text:style-name="MP5"><text:span text:style-name="MT5"><text:page-number>&lt;番号&gt;</text:page-number></text:span></text:p>
        </draw:text-box>
      </draw:frame>
      <draw:frame draw:style-name="Mgr4" draw:text-style-name="MP4" draw:layer="backgroundobjects" svg:width="8.074cm" svg:height="8.689cm" svg:x="0cm" svg:y="12.311cm">
        <draw:image xlink:href="Pictures/1000000000000132000001490D54A809.png" xlink:type="simple" xlink:show="embed" xlink:actuate="onLoad">
          <text:p/>
        </draw:image>
      </draw:frame>
      <presentation:notes style:page-layout-name="PM0">
        <draw:page-thumbnail presentation:style-name="Cubes_5f_1x-title" draw:layer="backgroundobjects" svg:width="13.705cm" svg:height="10.279cm" svg:x="3.647cm" svg:y="2.853cm" presentation:class="page"/>
        <draw:frame presentation:style-name="Cubes_5f_1x-notes" draw:layer="backgroundobjects" svg:width="14.517cm" svg:height="11.409cm" svg:x="3.249cm" svg:y="14.13cm" presentation:class="notes" presentation:placeholder="true">
          <draw:text-box/>
        </draw:frame>
        <draw:polygon presentation:style-name="Mpr4" draw:text-style-name="MP4" draw:layer="backgroundobjects" svg:width="2.499cm" svg:height="2.499cm" svg:x="17.09cm" svg:y="23.44cm" svg:viewBox="0 0 2500 2500" draw:points="0,2499 2499,0 2500,2500">
          <text:p/>
        </draw:polygon>
        <dr3d:scene presentation:style-name="Mpr8" svg:width="1.336cm" svg:height="1.262cm" svg:x="18cm" svg:y="24.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aw:frame draw:style-name="Mgr3" draw:text-style-name="MP17" draw:layer="backgroundobjects" svg:width="2.576cm" svg:height="1.015cm" draw:transform="rotate (0.174532925199433) translate (17.176cm 24.724cm)">
          <draw:text-box>
            <text:p text:style-name="MP5"><text:span text:style-name="MT5"><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8-01-15T10:46:27</meta:creation-date>
    <dc:date>2018-01-16T18:53:17</dc:date>
    <meta:editing-duration>PT10H8M52S</meta:editing-duration>
    <meta:editing-cycles>12</meta:editing-cycles>
    <meta:generator>LibreOffice/3.6$Linux_X86_64 LibreOffice_project/360m1$Build-515</meta:generator>
    <meta:document-statistic meta:object-count="94"/>
  </office:meta>
</office:document-meta>
</file>